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language="pt" fo:country="PT" officeooo:rsid="0005bd66" officeooo:paragraph-rsid="0005bd66"/>
    </style:style>
    <style:style style:name="P2" style:family="paragraph" style:parent-style-name="Standard">
      <style:text-properties fo:language="pt" fo:country="PT" officeooo:rsid="0005bd66" officeooo:paragraph-rsid="0008a7e1"/>
    </style:style>
    <style:style style:name="P3" style:family="paragraph" style:parent-style-name="Standard">
      <style:text-properties fo:language="pt" fo:country="PT" fo:font-weight="bold" officeooo:rsid="0005bd66" officeooo:paragraph-rsid="0005bd66" style:font-weight-asian="bold" style:font-weight-complex="bold"/>
    </style:style>
    <style:style style:name="P4" style:family="paragraph" style:parent-style-name="Standard">
      <style:text-properties fo:language="pt" fo:country="PT" fo:font-weight="bold" officeooo:rsid="00169b01" officeooo:paragraph-rsid="00169b01" style:font-weight-asian="bold" style:font-weight-complex="bold"/>
    </style:style>
    <style:style style:name="P5" style:family="paragraph" style:parent-style-name="Standard">
      <style:text-properties fo:language="pt" fo:country="PT" fo:font-weight="normal" officeooo:rsid="00169b01" officeooo:paragraph-rsid="00169b01" style:font-weight-asian="normal" style:font-weight-complex="normal"/>
    </style:style>
    <style:style style:name="P6" style:family="paragraph" style:parent-style-name="Standard">
      <style:text-properties fo:language="pt" fo:country="PT" fo:font-weight="normal" officeooo:rsid="00169f27" officeooo:paragraph-rsid="00169f27" style:font-weight-asian="normal" style:font-weight-complex="normal"/>
    </style:style>
    <style:style style:name="P7" style:family="paragraph" style:parent-style-name="Standard">
      <style:text-properties fo:language="pt" fo:country="PT" fo:font-weight="normal" officeooo:rsid="0017cc04" officeooo:paragraph-rsid="0017cc04" style:font-weight-asian="normal" style:font-weight-complex="normal"/>
    </style:style>
    <style:style style:name="P8" style:family="paragraph" style:parent-style-name="Standard">
      <style:text-properties fo:language="pt" fo:country="PT" fo:font-weight="normal" officeooo:rsid="001400f5" officeooo:paragraph-rsid="001400f5" style:font-weight-asian="normal" style:font-weight-complex="normal"/>
    </style:style>
    <style:style style:name="P9" style:family="paragraph" style:parent-style-name="Standard">
      <style:text-properties fo:language="pt" fo:country="PT" fo:font-weight="normal" officeooo:rsid="000da569" officeooo:paragraph-rsid="000e770d" style:font-weight-asian="normal" style:font-weight-complex="normal"/>
    </style:style>
    <style:style style:name="P10" style:family="paragraph" style:parent-style-name="Standard">
      <style:text-properties fo:language="pt" fo:country="PT" fo:font-weight="normal" officeooo:rsid="001082c4" officeooo:paragraph-rsid="000e770d" style:font-weight-asian="normal" style:font-weight-complex="normal"/>
    </style:style>
    <style:style style:name="P11" style:family="paragraph" style:parent-style-name="Standard">
      <style:text-properties fo:language="pt" fo:country="PT" fo:font-weight="normal" officeooo:rsid="001082c4" officeooo:paragraph-rsid="001082c4" style:font-weight-asian="normal" style:font-weight-complex="normal"/>
    </style:style>
    <style:style style:name="P12" style:family="paragraph" style:parent-style-name="Standard">
      <style:text-properties fo:language="pt" fo:country="PT" fo:font-weight="normal" officeooo:rsid="00224a64" officeooo:paragraph-rsid="00224a64" style:font-weight-asian="normal" style:font-weight-complex="normal"/>
    </style:style>
    <style:style style:name="P13" style:family="paragraph" style:parent-style-name="Standard">
      <style:text-properties fo:language="pt" fo:country="PT" fo:font-weight="normal" officeooo:rsid="002ef1ca" officeooo:paragraph-rsid="002ef1ca" style:font-weight-asian="normal" style:font-weight-complex="normal"/>
    </style:style>
    <style:style style:name="P14" style:family="paragraph" style:parent-style-name="Standard">
      <style:text-properties fo:language="pt" fo:country="PT" fo:font-weight="normal" officeooo:rsid="0031ea46" officeooo:paragraph-rsid="0031ea46" style:font-weight-asian="normal" style:font-weight-complex="normal"/>
    </style:style>
    <style:style style:name="P15" style:family="paragraph" style:parent-style-name="Standard">
      <style:text-properties fo:language="pt" fo:country="PT" officeooo:rsid="0017dccd" officeooo:paragraph-rsid="0017dccd"/>
    </style:style>
    <style:style style:name="P16" style:family="paragraph" style:parent-style-name="Standard">
      <style:text-properties fo:language="pt" fo:country="PT" officeooo:rsid="001abd86" officeooo:paragraph-rsid="001abd86"/>
    </style:style>
    <style:style style:name="P17" style:family="paragraph" style:parent-style-name="Standard">
      <style:text-properties fo:language="pt" fo:country="PT" officeooo:rsid="001b21ef" officeooo:paragraph-rsid="001b21ef"/>
    </style:style>
    <style:style style:name="P18" style:family="paragraph" style:parent-style-name="Standard">
      <style:text-properties fo:language="pt" fo:country="PT" officeooo:rsid="001c7b47" officeooo:paragraph-rsid="001c7b47"/>
    </style:style>
    <style:style style:name="P19" style:family="paragraph" style:parent-style-name="Standard">
      <style:text-properties fo:language="pt" fo:country="PT" fo:font-weight="bold" officeooo:rsid="0005bd66" officeooo:paragraph-rsid="0005bd66" style:font-weight-asian="bold" style:font-weight-complex="bold"/>
    </style:style>
    <style:style style:name="P20" style:family="paragraph" style:parent-style-name="Standard">
      <style:text-properties fo:language="pt" fo:country="PT" fo:font-weight="normal" officeooo:rsid="0005bd66" officeooo:paragraph-rsid="0005bd66" style:font-weight-asian="normal" style:font-weight-complex="normal"/>
    </style:style>
    <style:style style:name="P21" style:family="paragraph" style:parent-style-name="Standard">
      <style:text-properties fo:language="pt" fo:country="PT" fo:font-weight="normal" officeooo:rsid="003bd678" officeooo:paragraph-rsid="003bd678" style:font-weight-asian="normal" style:font-weight-complex="normal"/>
    </style:style>
    <style:style style:name="P22" style:family="paragraph" style:parent-style-name="Standard">
      <style:text-properties fo:language="pt" fo:country="PT" officeooo:rsid="0005bd66" officeooo:paragraph-rsid="003bd678"/>
    </style:style>
    <style:style style:name="P23" style:family="paragraph" style:parent-style-name="Heading_20_1">
      <style:text-properties fo:language="pt" fo:country="PT"/>
    </style:style>
    <style:style style:name="P24" style:family="paragraph" style:parent-style-name="Heading_20_1">
      <style:paragraph-properties fo:break-before="page"/>
      <style:text-properties fo:language="pt" fo:country="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8a7e1" style:font-weight-asian="bold" style:font-weight-complex="bold"/>
    </style:style>
    <style:style style:name="T3" style:family="text">
      <style:text-properties officeooo:rsid="0006da39"/>
    </style:style>
    <style:style style:name="T4" style:family="text">
      <style:text-properties officeooo:rsid="0008a7e1"/>
    </style:style>
    <style:style style:name="T5" style:family="text">
      <style:text-properties officeooo:rsid="000e770d"/>
    </style:style>
    <style:style style:name="T6" style:family="text">
      <style:text-properties officeooo:rsid="000fbc09"/>
    </style:style>
    <style:style style:name="T7" style:family="text">
      <style:text-properties officeooo:rsid="0014b819"/>
    </style:style>
    <style:style style:name="T8" style:family="text">
      <style:text-properties officeooo:rsid="00158555"/>
    </style:style>
    <style:style style:name="T9" style:family="text">
      <style:text-properties officeooo:rsid="00169f27"/>
    </style:style>
    <style:style style:name="T10" style:family="text">
      <style:text-properties officeooo:rsid="0017cc04"/>
    </style:style>
    <style:style style:name="T11" style:family="text">
      <style:text-properties officeooo:rsid="0018e874"/>
    </style:style>
    <style:style style:name="T12" style:family="text">
      <style:text-properties officeooo:rsid="001cbb78"/>
    </style:style>
    <style:style style:name="T13" style:family="text">
      <style:text-properties officeooo:rsid="0023f07e"/>
    </style:style>
    <style:style style:name="T14" style:family="text">
      <style:text-properties officeooo:rsid="002f6dad"/>
    </style:style>
    <style:style style:name="T15" style:family="text">
      <style:text-properties officeooo:rsid="0033602c"/>
    </style:style>
    <style:style style:name="T16" style:family="text">
      <style:text-properties fo:font-weight="normal" officeooo:rsid="003498f5" style:font-weight-asian="normal" style:font-weight-complex="normal"/>
    </style:style>
    <style:style style:name="T17" style:family="text">
      <style:text-properties fo:font-weight="normal" officeooo:rsid="00368046" style:font-weight-asian="normal" style:font-weight-complex="normal"/>
    </style:style>
    <style:style style:name="T18" style:family="text">
      <style:text-properties fo:font-weight="normal" officeooo:rsid="0036ea62" style:font-weight-asian="normal" style:font-weight-complex="normal"/>
    </style:style>
    <style:style style:name="T19" style:family="text">
      <style:text-properties fo:font-weight="normal" officeooo:rsid="00375983" style:font-weight-asian="normal" style:font-weight-complex="normal"/>
    </style:style>
    <style:style style:name="T20" style:family="text">
      <style:text-properties fo:font-weight="normal" officeooo:rsid="003a7691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3" text:outline-level="1">Experiência 1</text:h>
      <text:p text:style-name="P1"/>
      <text:p text:style-name="P3">1. What are the ARP packets and what are they used for?</text:p>
      <text:p text:style-name="P1"><text:span text:style-name="T1"><text:tab/></text:span>ARP (Address Resolution Protocol) é um protocolo usado para obter um endereço da link layer, a partir dum endereço da network layer. Normalmente usado para obter o endereço MAC a partir dum endereço IP.</text:p>
      <text:p text:style-name="P1"><text:tab/>O emissor difunde em broadcast um pacote ARP Request contendo o endereço IP do alvo e aguarda resposta do mesmo. O host alvo após recepção do pacote ARP Request responde em unicast, enviando um pacote ARP Reply contendo o seu endereço MAC.</text:p>
      <text:p text:style-name="P1"><text:s text:c="2"/>ARP é usado para construir e manter a ARP Table, contendo as relações de endereços da link layer e endereços da network layer, normalmente relacões entre um endereço MAC a um endereço IP. Entradas dinamicas desta são frequentemente guardadas com um timeout de até 20 minutos, o que significa que após um host ter obitdo um endereço MAC através do ARP Request, vai necessitar de o voltar a enviar após 20 minutos.</text:p>
      <text:p text:style-name="P1"><text:s/><text:tab/>Normalmente um host envia ARP Requests a todos os endereços listado na ARP Table periodicamente para renovar as entradas.</text:p>
      <text:p text:style-name="P1"/>
      <text:p text:style-name="P3">2. What are the MAC and IP addresses of ARP packets and why?</text:p>
      <text:p text:style-name="P1"><text:tab/>Um pacote ARQ contém o endereço MAC e o endereço IP do emissor assim como os do alvo. Num pacote ARQ Request o emissor envia o seu endereço MAC, e IP e o endereço IP do alvo deixando o endereço MAC do alvo em branco. Num pacote ARQ Reply todos endereços são preenchidos.</text:p>
      <text:p text:style-name="P1"/>
      <text:p text:style-name="P3">3. What packets does the ping command generate?</text:p>
      <text:p text:style-name="P1"><text:tab/>O comando ping envia para o alvo um pacote Echo Request, que por sua vez responde com enviado para o host alvo, que responde com um pacote Echo Reply.</text:p>
      <text:p text:style-name="P1"/>
      <text:p text:style-name="P1"><text:span text:style-name="T1">4. What are the MAC and IP addresses of the ping packets</text:span><text:span text:style-name="T2">?</text:span></text:p>
      <text:p text:style-name="P2"><text:tab/><text:span text:style-name="T4">Os endereços MAC do emissor e do alvo estão localizados no header do Ethernet Frame e os endereços IP do emissor e alvo na header do pacote.</text:span></text:p>
      <text:p text:style-name="P2"/>
      <text:p text:style-name="P3">5. How to determine if a receiving Ethernet frame is ARP, IP, ICMP?</text:p>
      <text:p text:style-name="P1"><text:tab/><text:span text:style-name="T3">O campo type da </text:span>header <text:span text:style-name="T3">do</text:span> Ethernet frame <text:span text:style-name="T3">indica o tipo de pacote</text:span>, <text:span text:style-name="T4">o seu valor é</text:span> 0x0806 <text:span text:style-name="T3">para pacotes do tipo ARP e</text:span> <text:span text:style-name="T3">0x0800 para pacotes do tipo IP.</text:span> Os pacotes IP com <text:span text:style-name="T3">o campo protocol com valor 1 são pacotes ICMP.</text:span></text:p>
      <text:p text:style-name="P1"/>
      <text:p text:style-name="P3">6. How to determine the length of a receiving frame?</text:p>
      <text:p text:style-name="P1"><text:tab/>Se <text:span text:style-name="T3">o campo type do Ethernet Frame tiver valor igual ou inferior a 1500, </text:span>então <text:span text:style-name="T3">esse valor </text:span>indica o tamanho do payload, senão indica o tipo de pacote.</text:p>
      <text:p text:style-name="P1"/>
      <text:p text:style-name="P3">7. What is the loopback interface and why is it important?</text:p>
      <text:p text:style-name="P3"><text:tab/><text:span text:style-name="T16">A interface loopback é uma interface (virtual) especial porque permite que um computador comunique com ele mesmo. Um dos exemplos mais comuns é poder-se ligar a um servidor que está em execução numa máquina local, nomeadamente: servidor dns, unbound; servidor http, lighttpd; servidor de filestorage, git-annex; servidor web search, yacy; </text:span><text:span text:style-name="T17">servidor de impressão, cups; </text:span><text:span text:style-name="T20">servidor <text:s/>de encriptação de dns, dnscrypt;</text:span><text:span text:style-name="T16"> etc. Como é uma interface virtual permite que as aplicações </text:span><text:span text:style-name="T18">e utilizadores</text:span><text:span text:style-name="T16"> comuniquem com um servidor (localmente) mesmo que não haja conexão internet. </text:span><text:span text:style-name="T18">Para além disto, é usado para: testar configurações; fazer simulações; </text:span><text:span text:style-name="T19">resolução de problemas entre aplicações de modo rápido. Pode haver uma rede de loopback interfaces 127.0.0.0/8, o que torna fácil correr servidores que corram numa mesma porta facilmente.</text:span></text:p>
      <text:h text:style-name="P24" text:outline-level="1">E<text:span text:style-name="T3">x</text:span>periência 2</text:h>
      <text:p text:style-name="P1"/>
      <text:p text:style-name="P3">1. How to configure vlany0?</text:p>
      <text:p text:style-name="P3"/>
      <text:p text:style-name="P9">Foram criadas duas vlans de modo a isolar as maquinas tux1 e tux4 da tux2. A interface eth0 da tux1 <text:span text:style-name="T5">(172.16.y0.1)</text:span> e tux4 <text:span text:style-name="T5">(172.16.y0.254)</text:span> foram ligadas ao switch e depois <text:span text:style-name="T6">cada uma das portas </text:span>fo<text:span text:style-name="T6">i</text:span> adicionada a uma vlan <text:span text:style-name="T6">y0; a tux2 (172.16.y0.2) foi configurada de igual modo só que a respetiva porta foi adicionada a outra vlan y1. Verificámos que não é possível comunicar com a máquina tux2, como seria de esperar.</text:span></text:p>
      <text:p text:style-name="P10"/>
      <text:p text:style-name="P11">Comandos usados para criar cada uma das vlans</text:p>
      <text:p text:style-name="P11">configure terminal</text:p>
      <text:p text:style-name="P11">vlan x0</text:p>
      <text:p text:style-name="P11">end</text:p>
      <text:p text:style-name="P11">show vlan id x0</text:p>
      <text:p text:style-name="P10"/>
      <text:p text:style-name="P11">Comandos para adicionar uma dada porta a uma vlan</text:p>
      <text:p text:style-name="P11">configure terminal</text:p>
      <text:p text:style-name="P11">interface fastEthernet 0/porta</text:p>
      <text:p text:style-name="P11">switchport mode access</text:p>
      <text:p text:style-name="P11">switchport access vlan x0</text:p>
      <text:p text:style-name="P11">end</text:p>
      <text:p text:style-name="P11">show running-config interface fastEthernet 0/porta</text:p>
      <text:p text:style-name="P11">show interfaces fastEthernet 0/porta switchport</text:p>
      <text:p text:style-name="P11"/>
      <text:p text:style-name="P14"><text:span text:style-name="T15">5</text:span>0 <text:s text:c="2"/>VLAN0050 <text:s text:c="24"/>active <text:s text:c="3"/>Fa0/1, Fa0/2</text:p>
      <text:p text:style-name="P14"><text:span text:style-name="T15">5</text:span>1 <text:s text:c="2"/>VLAN0051 <text:s text:c="24"/>active <text:s text:c="3"/>Fa0/3</text:p>
      <text:p text:style-name="P1"/>
      <text:p text:style-name="P3">2. How many broadcast domains are there? How can you conclude it from</text:p>
      <text:p text:style-name="P3">the logs?</text:p>
      <text:p text:style-name="P3"/>
      <text:p text:style-name="P8">Existem dois domínios de broadcast, devido a existir duas vlans <text:span text:style-name="T8">(sem interligação entre elas)</text:span>. <text:span text:style-name="T7">Através dos logs verificamos que quando fazemos broadcast no tux1 só o tux4 responde. E quando fazemos broadcast no tux2 nenhuma máquina responde, porque não chega nenhum pedido às outras máquinas.</text:span></text:p>
      <text:h text:style-name="P24" text:outline-level="1">Experiência 3</text:h>
      <text:p text:style-name="P1"/>
      <text:p text:style-name="P3">1. What routes are there in the tuxes? What are their meaning?</text:p>
      <text:p text:style-name="P4"/>
      <text:p text:style-name="P5">No tux1 existem duas <text:span text:style-name="T9">rotas</text:span>.</text:p>
      <text:p text:style-name="P5">Kernel IP routing table</text:p>
      <text:p text:style-name="P5">Destination<text:tab/>Gateway <text:s text:c="8"/>Genmask <text:s text:c="8"/>Flags Metric <text:s/>Ref<text:tab/>Use <text:tab/>Iface</text:p>
      <text:p text:style-name="P5">172.16.50.0 <text:s text:c="4"/>0.0.0.0 <text:s text:c="12"/>255.255.255.0 <text:s/>U <text:s text:c="4"/><text:tab/>0 <text:s text:c="5"/><text:tab/> <text:s/>0 <text:s text:c="7"/>0 <text:tab/>eth0</text:p>
      <text:p text:style-name="P5">172.16.51.0 <text:s text:c="4"/>172.16.50.254 255.255.255.0 <text:s/>UG <text:s text:c="3"/>0 <text:s text:c="5"/><text:tab/> <text:s/>0 <text:s text:c="7"/>0 <text:tab/>eth0</text:p>
      <text:p text:style-name="P5"/>
      <text:p text:style-name="P5">A primeira tem o significado de aceitar o tráfego proveniente de 172.16.50.0/24. A outra faz com que haja um redirecionamento dos ips to tipo 172.16.51.0/24 para <text:span text:style-name="T11">o</text:span> gateway router <text:span text:style-name="T11">172.16.50.254(eth0 tux4)</text:span>.</text:p>
      <text:p text:style-name="P5"/>
      <text:p text:style-name="P6">No tux2 <text:span text:style-name="T10">existem duas rotas e a tabela é semelhante à do tux1.</text:span></text:p>
      <text:p text:style-name="P7">Kernel IP routing table</text:p>
      <text:p text:style-name="P7">Destination <text:s text:c="4"/>Gateway <text:s text:c="8"/><text:tab/>Genmask <text:s text:c="10"/>Flags Metric Ref <text:s text:c="3"/>Use Iface</text:p>
      <text:p text:style-name="P7">172.16.50.0 <text:s text:c="4"/>172.16.51.253 255.255.255.0 <text:s/>UG <text:s text:c="3"/>0 <text:s text:c="5"/><text:tab/>0 <text:s text:c="7"/>0 <text:s text:c="4"/>eth0</text:p>
      <text:p text:style-name="P7">172.16.51.0 <text:s text:c="4"/>0.0.0.0 <text:s text:c="8"/><text:tab/> 255.255.255.0 <text:s/>U <text:s text:c="4"/><text:tab/>0 <text:s text:c="5"/><text:tab/>0 <text:s text:c="7"/>0 <text:s text:c="4"/>eth0</text:p>
      <text:p text:style-name="P15">Aceita <text:span text:style-name="T11">os ips provenientes da rede 172.16.51.0/24. E faz forward dos ips 172.16.50.0/24 para o gateway router 172.16.51.253(eth1 tux4).</text:span></text:p>
      <text:p text:style-name="P15"/>
      <text:p text:style-name="P16">No tux4 que funciona como um gateway router, porque redireciona de uma interface (eth0) para outra(eth1).</text:p>
      <text:p text:style-name="P17">Kernel IP routing table</text:p>
      <text:p text:style-name="P17">Destination <text:s text:c="4"/>Gateway <text:s text:c="8"/>Genmask <text:s text:c="8"/><text:tab/> <text:s/>Flags Metric Ref <text:s text:c="3"/>Use Iface</text:p>
      <text:p text:style-name="P17">172.16.50.0 <text:s text:c="3"/>0.0.0.0 <text:s text:c="8"/><text:tab/>255.255.255.0 <text:s text:c="2"/>U <text:s text:c="6"/>0 <text:s text:c="5"/><text:tab/>0 <text:s text:c="7"/>0 <text:s text:c="4"/>eth0</text:p>
      <text:p text:style-name="P17">172.16.51.0 <text:s text:c="3"/>0.0.0.0 <text:s text:c="8"/><text:tab/>255.255.255.0 <text:s text:c="2"/>U <text:s text:c="6"/>0 <text:s text:c="5"/><text:tab/>0 <text:s text:c="7"/>0 <text:s text:c="4"/>eth1</text:p>
      <text:p text:style-name="P17"/>
      <text:p text:style-name="P18">Aceita o tráfego prov<text:span text:style-name="T12">eniente destas redes e não manda para nenhum gateway visto que os clientes estão ligados diretamente, isto é, não há um decremento do ttl.</text:span></text:p>
      <text:p text:style-name="P1"/>
      <text:p text:style-name="P3">2. What information does an entry of the forwarding table contain?</text:p>
      <text:p text:style-name="P12">Uma vez que a nossa routing table só tem static routes a forwarding table irá resultar <text:span text:style-name="T13">nas mesmas routes. Porque não é feita uma descoberta da rede, através de routing protocols para construir a routing table, e aplicado o algoritmo de Dijkstra para só depois construir a forwarding table, com o resultado desse processo. Uma forwaring table contém os seguintes campos: Destination; Gateway; Genmask; Flags; Metric; Ref; Use; e, Iface.</text:span></text:p>
      <text:p text:style-name="P1"/>
      <text:p text:style-name="P3">3. What ARP messages, and associated MAC addresses, are observed and</text:p>
      <text:p text:style-name="P3">why?</text:p>
      <text:p text:style-name="P13"/>
      <text:p text:style-name="P13">HWaddr 00:21:5a:c3:78:70, é o mac address da interface eth0(172.16.50.254) do tux4.</text:p>
      <text:p text:style-name="P13">HWaddr 00:c0:df:08:d5:b0, é o mac address da interface eth1(172.15.51.25<text:span text:style-name="T14">3</text:span>) do tux4.</text:p>
      <text:p text:style-name="P1"/>
      <text:p text:style-name="P3">4. What ICMP packets are observed and why?</text:p>
      <text:p text:style-name="P1"/>
      <text:p text:style-name="P3">5. What are the IP and MAC addresses associated to ICMP packets and</text:p>
      <text:p text:style-name="P3">why?</text:p>
      <text:h text:style-name="P24" text:outline-level="1">Experiência 4</text:h>
      <text:p text:style-name="P1"/>
      <text:p text:style-name="P3">1. How to configure a static route in a commercial router?</text:p>
      <text:p text:style-name="P1"/>
      <text:p text:style-name="P3">2. What are the paths followed by the packets in the experiments carried out</text:p>
      <text:p text:style-name="P3">and why?</text:p>
      <text:p text:style-name="P1"/>
      <text:p text:style-name="P3">3. How to configure NAT in a commercial router?</text:p>
      <text:p text:style-name="P1"/>
      <text:p text:style-name="P3">4. What does NAT do?</text:p>
      <text:h text:style-name="P24" text:outline-level="1">Experiência 5</text:h>
      <text:p text:style-name="P1"/>
      <text:p text:style-name="P3">1. How to configure the DNS service at an host?</text:p>
      <text:p text:style-name="P20"/>
      <text:p text:style-name="P21">Para configurar o serviço DNS alterou-se o ficheiro resolv.conf localizado no diretório /etc do host. </text:p>
      <text:p text:style-name="P21">Nesta experiência o conteúdo deste ficheiro foi alterado para:</text:p>
      <text:p text:style-name="P21"/>
      <text:p text:style-name="P21">search lixa.netlab.fe.up.pt</text:p>
      <text:p text:style-name="P21">nameserver 172.16.1.1</text:p>
      <text:p text:style-name="P21"/>
      <text:p text:style-name="P22"/>
      <text:p text:style-name="P3">2. What packets are exchanged by DNS and what information is</text:p>
      <text:p text:style-name="P3">transported?</text:p>
      <text:p text:style-name="P3"/>
      <text:p text:style-name="P21">Existem três tipos de DNS packets: Queries, Responses e Updates. </text:p>
      <text:h text:style-name="P24" text:outline-level="1">Experiência 6</text:h>
      <text:p text:style-name="P1"/>
      <text:p text:style-name="P3">1. How many TCP connections are opened by your ftp application?</text:p>
      <text:p text:style-name="P1"/>
      <text:p text:style-name="P3">2. In what connection is transported the FTP control information?</text:p>
      <text:p text:style-name="P1"/>
      <text:p text:style-name="P3">3. What are the phases of a TCP connection?</text:p>
      <text:p text:style-name="P1"/>
      <text:p text:style-name="P3">4. How does the ARQ TCP mechanism work? What are the relevant TCP</text:p>
      <text:p text:style-name="P3">fields? What relevant information can be observed in the logs?</text:p>
      <text:p text:style-name="P1"/>
      <text:p text:style-name="P3">5. How does the TCP congestion control mechanism work? What are the</text:p>
      <text:p text:style-name="P3">relevant fields. How did the throughput of the data connection evolve</text:p>
      <text:p text:style-name="P3">along the time? Is it according the TCP congestion control mechanism?</text:p>
      <text:p text:style-name="P1"/>
      <text:p text:style-name="P3">6. Is the throughput of a TCP data connections disturbed by the appearance</text:p>
      <text:p text:style-name="P1"><text:span text:style-name="T1">of a second TCP connection? How</text:span>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dro </meta:initial-creator>
    <meta:creation-date>2014-12-07T15:55:28.849050136</meta:creation-date>
    <dc:date>2014-12-22T22:25:27.727878558</dc:date>
    <meta:editing-duration>PT7H27M7S</meta:editing-duration>
    <meta:editing-cycles>45</meta:editing-cycles>
    <meta:generator>LibreOffice/4.3.3.2$Linux_X86_64 LibreOffice_project/430m0$Build-2</meta:generator>
    <dc:creator>Pedro </dc:creator>
    <meta:document-statistic meta:table-count="0" meta:image-count="0" meta:object-count="0" meta:page-count="6" meta:paragraph-count="94" meta:word-count="1306" meta:character-count="8060" meta:non-whitespace-character-count="6507"/>
  </office:meta>
</office:document-meta>
</file>